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330099"/>
    </style:style>
    <style:style style:name="ce54" style:family="table-cell" style:parent-style-name="Default">
      <style:table-cell-properties fo:background-color="#3300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0099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330099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300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9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2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>
      <style:table-cell-properties fo:background-color="#3300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7:29:14.39">
            <text:p>2020/6/1 17:29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7:29:14.39">
            <text:p>2020/6/1 17:29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8">
            <text:p>05.30</text:p>
          </table:table-cell>
          <table:table-cell table:style-name="ce44"/>
          <table:table-cell table:style-name="ce47" office:value-type="date" office:date-value="2020-05-30T16:02:23.499999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8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7:29:14.39">
            <text:p>2020/6/1 17:29</text:p>
          </table:table-cell>
          <table:table-cell table:style-name="ce14" table:formula="of:=NOW()" office:value-type="date" office:date-value="2020-06-01T17:29:14.39">
            <text:p>2020/6/1 17:29</text:p>
          </table:table-cell>
          <table:table-cell table:style-name="ce14" table:formula="of:=NOW()" office:value-type="date" office:date-value="2020-06-01T17:29:14.39">
            <text:p>2020/6/1 17:29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8]);&quot;)&quot;)" office:value-type="string" office:string-value="sn(4)">
            <text:p>sn(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8" office:value-type="date" office:date-value="2020-05-30T16:10:30.02">
            <text:p>05.30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3">
            <office:annotation office:display="true" draw:style-name="gr2" draw:text-style-name="P1" svg:width="2.899cm" svg:height="0.669cm" svg:x="1.427cm" svg:y="0cm" draw:caption-point-x="-0.61cm" draw:caption-point-y="1.167cm">
              <dc:creator>ik</dc:creator>
              <dc:date>2020-06-01T00:00:00</dc:date>
              <text:p text:style-name="P1">紫色５　DROP</text:p>
            </office:annotation>
          </table:table-cell>
          <table:table-cell table:style-name="ce54" office:value-type="float" office:value="2">
            <text:p>2</text:p>
          </table:table-cell>
          <table:table-cell table:style-name="ce55" office:value-type="string">
            <text:p>https://www.denshi.club/ltspice/2016/01/ltspice2.html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57" office:value-type="string">
            <text:p>S-1</text:p>
          </table:table-cell>
          <table:table-cell table:style-name="ce59" office:value-type="date" office:date-value="2020-05-30T16:10:30.02">
            <text:p>05.30</text:p>
          </table:table-cell>
          <table:table-cell table:style-name="ce59"/>
          <table:table-cell table:style-name="ce62"/>
          <table:table-cell table:style-name="ce64" office:value-type="string">
            <text:p>*</text:p>
          </table:table-cell>
          <table:table-cell table:style-name="ce53" table:number-columns-repeated="1012"/>
        </table:table-row>
        <table:table-row table:style-name="ro1">
          <table:table-cell table:style-name="ce51"/>
          <table:table-cell table:style-name="ce25" office:value-type="float" office:value="3">
            <text:p>3</text:p>
          </table:table-cell>
          <table:table-cell table:style-name="ce38" office:value-type="string">
            <text:p>初心者のためのLTspice入門の入門（4）（Ver.2）　初めての回路入力</text:p>
          </table:table-cell>
          <table:table-cell table:style-name="ce41" office:value-type="string">
            <text:p>https://www.denshi.club/ltspice/2016/01/ltspice4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1T17:17:34.7">
            <text:p>06.01</text:p>
          </table:table-cell>
          <table:table-cell table:style-name="ce60" office:value-type="date" office:date-value="2020-06-01T17:27:56.78">
            <text:p>06.01</text:p>
          </table:table-cell>
          <table:table-cell table:style-name="ce63" office:value-type="date" office:date-value="2020-06-01T17:27:56.78">
            <text:p>06.01</text:p>
          </table:table-cell>
          <table:table-cell table:style-name="ce65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4">
            <text:p>4</text:p>
          </table:table-cell>
          <table:table-cell table:style-name="ce40" office:value-type="string">
            <text:p>初心者のためのLTspice入門の入門（5）（Ver.2）　AC解析</text:p>
          </table:table-cell>
          <table:table-cell table:style-name="ce34" office:value-type="string">
            <text:p>https://www.denshi.club/ltspice/2016/02/ltspice5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1T17:17:34.7">
            <text:p>06.01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1T17:28:54.38">
            <text:p>2020/6/1 17:28</text:p>
          </table:table-cell>
          <table:table-cell table:style-name="ce14" table:formula="of:=NOW()" office:value-type="date" office:date-value="2020-06-01T17:28:54.38">
            <text:p>2020/6/1 17:28</text:p>
          </table:table-cell>
          <table:table-cell table:style-name="ce14" table:formula="of:=NOW()" office:value-type="date" office:date-value="2020-06-01T17:28:54.38">
            <text:p>2020/6/1 17:2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1T17:28:54.38">
            <text:p>2020/6/1 17:28</text:p>
          </table:table-cell>
          <table:table-cell table:style-name="ce14" table:formula="of:=NOW()" office:value-type="date" office:date-value="2020-06-01T17:28:54.38">
            <text:p>2020/6/1 17:28</text:p>
          </table:table-cell>
          <table:table-cell table:style-name="ce14" table:formula="of:=NOW()" office:value-type="date" office:date-value="2020-06-01T17:28:54.38">
            <text:p>2020/6/1 17:2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memos" table:style-name="ta1" table:print="false"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67"/>
        <table:table-column table:style-name="co1" table:default-cell-style-name="ce69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7:29:14.47">
            <text:p>2020/6/1 17:29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6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 office:value-type="date" office:date-value="2020-05-30T16:09:31.93">
            <text:p>05.30</text:p>
          </table:table-cell>
          <table:table-cell table:style-name="ce69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7:29:14.48">
            <text:p>2020/6/1 17:29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2020/06/01</text:date>, <text:time>17:2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01T17:29:14.20</dc:date>
    <dc:creator>iwabuchi ken</dc:creator>
    <meta:editing-duration>PT23H32M41S</meta:editing-duration>
    <meta:editing-cycles>123</meta:editing-cycles>
    <meta:generator>OpenOffice/4.1.3$Win32 OpenOffice.org_project/413m1$Build-9783</meta:generator>
    <meta:document-statistic meta:table-count="6" meta:cell-count="244" meta:object-count="0"/>
  </office:meta>
</office:document-meta>
</file>